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Таблица1" style:family="table">
      <style:table-properties style:width="16.499cm" fo:margin-left="0cm" fo:margin-top="0cm" fo:margin-bottom="0cm" table:align="left" style:writing-mode="lr-tb"/>
    </style:style>
    <style:style style:name="Таблица1.A" style:family="table-column">
      <style:table-column-properties style:column-width="5.001cm"/>
    </style:style>
    <style:style style:name="Таблица1.B" style:family="table-column">
      <style:table-column-properties style:column-width="6.75cm"/>
    </style:style>
    <style:style style:name="Таблица1.C" style:family="table-column">
      <style:table-column-properties style:column-width="4.74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1cm"/>
    </style:style>
    <style:style style:name="Таблица2.C" style:family="table-column">
      <style:table-column-properties style:column-width="13.9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296cm"/>
    </style:style>
    <style:style style:name="Таблица3.B" style:family="table-column">
      <style:table-column-properties style:column-width="11.695cm"/>
    </style:style>
    <style:style style:name="Таблица3.C" style:family="table-column">
      <style:table-column-properties style:column-width="4.02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eba28" style:font-name-complex="Times New Roman1"/>
    </style:style>
    <style:style style:name="P2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eba28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5b4e2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251cm" style:auto-text-indent="false"/>
      <style:text-properties officeooo:paragraph-rsid="0015b4e2" fo:hyphenate="tru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15b4e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f9cd0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09f09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43c5d" officeooo:paragraph-rsid="0015b4e2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style:font-name-asian="Times New Roman1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fo:background-color="#fff200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officeooo:paragraph-rsid="0015b4e2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officeooo:paragraph-rsid="00188587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text-transform="uppercase" style:font-name="Times New Roman" fo:font-weight="bold" officeooo:paragraph-rsid="0015b4e2" style:font-name-asian="Times New Roman1" style:font-weight-asian="bold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text-transform="uppercase" style:font-name="Times New Roman" fo:font-size="14pt" officeooo:paragraph-rsid="0015b4e2" style:font-name-asian="Times New Roman1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officeooo:paragraph-rsid="0015b4e2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officeooo:rsid="00340701" officeooo:paragraph-rsid="0034070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officeooo:rsid="0034f248" officeooo:paragraph-rsid="0034f248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21fd3a" officeooo:paragraph-rsid="0021fd3a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text-transform="uppercase" style:font-name="Times New Roman" fo:font-size="14pt" fo:font-weight="bold" officeooo:paragraph-rsid="0015b4e2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text-transform="uppercase" style:font-name="Times New Roman" fo:font-size="14pt" officeooo:paragraph-rsid="0015b4e2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a" style:font-name="Times New Roman" fo:font-size="14pt" fo:font-weight="bold" officeooo:paragraph-rsid="0015b4e2" style:font-name-asian="Times New Roman1" style:font-size-asian="14pt" style:language-asian="zh" style:country-asian="CN" style:font-weight-asian="bold" style:font-name-complex="Times New Roman1" style:font-size-complex="14pt"/>
    </style:style>
    <style:style style:name="P28" style:family="paragraph" style:parent-style-name="Standard">
      <style:paragraph-properties fo:margin-left="0cm" fo:margin-right="0cm" fo:text-indent="1.251cm" style:auto-text-indent="false"/>
      <style:text-properties fo:color="#00000a" style:font-name="Times New Roman" fo:font-size="14pt" fo:font-weight="bold" officeooo:paragraph-rsid="0015b4e2" style:font-name-asian="Times New Roman1" style:font-size-asian="14pt" style:language-asian="zh" style:country-asian="CN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1.251cm" style:auto-text-indent="false" fo:keep-with-next="always"/>
      <style:text-properties style:font-name="Times New Roman" fo:font-size="14pt" officeooo:paragraph-rsid="0015b4e2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style:font-name="Times New Roman" fo:font-size="14pt" officeooo:paragraph-rsid="0015b4e2" style:font-size-asian="14pt" style:font-name-complex="Times New Roman1" style:font-size-complex="14pt"/>
    </style:style>
    <style:style style:name="P31" style:family="paragraph" style:parent-style-name="Heading_20_1">
      <style:paragraph-properties fo:margin-left="0cm" fo:margin-right="0cm" fo:line-height="150%" fo:text-align="center" style:justify-single-word="false" fo:text-indent="1.251cm" style:auto-text-indent="false" fo:break-before="pag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32" style:family="paragraph" style:parent-style-name="Heading_20_1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33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34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officeooo:paragraph-rsid="0015b4e2"/>
    </style:style>
    <style:style style:name="P35" style:family="paragraph" style:parent-style-name="Heading_20_3">
      <style:paragraph-properties fo:margin-left="0cm" fo:margin-right="0cm" fo:line-height="150%" fo:text-indent="1.251cm" style:auto-text-indent="false"/>
      <style:text-properties style:font-name="Times New Roman" fo:language="ru" fo:country="RU" fo:font-weight="normal" officeooo:paragraph-rsid="0015b4e2" style:font-weight-asian="normal" style:font-name-complex="Times New Roman1"/>
    </style:style>
    <style:style style:name="P36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5b4e2" style:font-name-complex="Times New Roman1" style:font-size-complex="14pt"/>
    </style:style>
    <style:style style:name="P37" style:family="paragraph" style:parent-style-name="Текст1">
      <style:paragraph-properties fo:margin-left="0cm" fo:margin-right="-0.002cm" fo:text-align="center" style:justify-single-word="false" fo:text-indent="1.251cm" style:auto-text-indent="false"/>
      <style:text-properties fo:text-transform="uppercase" fo:color="#000000" style:font-name="Times New Roman" fo:font-size="14pt" officeooo:paragraph-rsid="0015b4e2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officeooo:paragraph-rsid="0015b4e2" style:font-size-asian="14pt" style:font-name-complex="Times New Roman1" style:font-size-complex="14pt"/>
    </style:style>
    <style:style style:name="P40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42" style:family="paragraph" style:parent-style-name="Standard">
      <style:paragraph-properties fo:line-height="100%"/>
      <style:text-properties style:font-name="Times New Roman" fo:font-size="14pt" officeooo:paragraph-rsid="0015b4e2" style:font-size-asian="14pt" style:font-name-complex="Times New Roman1" style:font-size-complex="14pt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imes New Roman" fo:font-size="14pt" officeooo:rsid="0027cfc8" officeooo:paragraph-rsid="0015b4e2" style:font-size-asian="14pt" style:font-name-complex="Times New Roman1" style:font-size-complex="14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Times New Roman" fo:font-size="10pt" officeooo:paragraph-rsid="0015b4e2" style:font-size-asian="10pt" style:font-name-complex="Times New Roman1" style:font-size-complex="10pt"/>
    </style:style>
    <style:style style:name="P46" style:family="paragraph" style:parent-style-name="Standard">
      <style:paragraph-properties fo:line-height="100%" fo:text-align="center" style:justify-single-word="false"/>
      <style:text-properties fo:font-size="14pt" officeooo:paragraph-rsid="0015b4e2" style:font-size-asian="14pt" style:font-size-complex="14pt"/>
    </style:style>
    <style:style style:name="P47" style:family="paragraph" style:parent-style-name="Standard">
      <style:paragraph-properties fo:margin-left="9.001cm" fo:margin-right="0cm" fo:margin-top="0cm" fo:margin-bottom="0.106cm" loext:contextual-spacing="false" fo:text-align="center" style:justify-single-word="false" fo:text-indent="0cm" style:auto-text-indent="false">
        <style:tab-stops>
          <style:tab-stop style:position="1cm"/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8" style:family="paragraph" style:parent-style-name="Standard">
      <style:paragraph-properties fo:margin-left="9.001cm" fo:margin-right="0cm" fo:margin-top="0cm" fo:margin-bottom="0.106cm" loext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49" style:family="paragraph" style:parent-style-name="Standard">
      <style:paragraph-properties fo:margin-left="9.001cm" fo:margin-right="0cm" fo:margin-top="0cm" fo:margin-bottom="0.212cm" loext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50" style:family="paragraph" style:parent-style-name="Standard">
      <style:paragraph-properties fo:margin-left="9.001cm" fo:margin-right="0cm" fo:margin-top="0cm" fo:margin-bottom="0.212cm" loext:contextual-spacing="false" fo:text-align="end" style:justify-single-word="false" fo:text-indent="0cm" style:auto-text-indent="false">
        <style:tab-stops>
          <style:tab-stop style:position="12.502cm"/>
        </style:tab-stops>
      </style:paragraph-properties>
      <style:text-properties style:font-name="Times New Roman" fo:font-size="14pt" officeooo:paragraph-rsid="0015b4e2" style:font-size-asian="14pt" style:font-name-complex="Times New Roman1" style:font-size-complex="14pt"/>
    </style:style>
    <style:style style:name="P51" style:family="paragraph" style:parent-style-name="Standard">
      <style:paragraph-properties fo:margin-top="0cm" fo:margin-bottom="0cm" loext:contextual-spacing="false" fo:hyphenation-ladder-count="no-limit"/>
      <style:text-properties style:font-name="Times New Roman" fo:font-size="14pt" officeooo:paragraph-rsid="0015b4e2" style:font-size-asian="14pt" style:font-name-complex="Times New Roman1" style:font-size-complex="14pt" fo:hyphenate="true" fo:hyphenation-remain-char-count="2" fo:hyphenation-push-char-count="2"/>
    </style:style>
    <style:style style:name="P52" style:family="paragraph" style:parent-style-name="Standard">
      <style:paragraph-properties fo:margin-top="0cm" fo:margin-bottom="0cm" loext:contextual-spacing="false" fo:hyphenation-ladder-count="no-limit"/>
      <style:text-properties fo:color="#00000a" style:font-name="Times New Roman" fo:font-size="14pt" officeooo:paragraph-rsid="0015b4e2" style:font-name-asian="Times New Roman1" style:font-size-asian="14pt" style:language-asian="zh" style:country-asian="CN" style:font-name-complex="Times New Roman1" style:font-size-complex="14pt" fo:hyphenate="tru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acb63" officeooo:paragraph-rsid="0015b4e2" style:font-size-asian="14pt" style:font-name-complex="Times New Roman1" style:font-size-complex="14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251cm" style:auto-text-indent="false"/>
      <style:text-properties style:font-name="Times New Roman" fo:font-size="14pt" officeooo:rsid="0033b2a6" officeooo:paragraph-rsid="0033b2a6" style:font-size-asian="14pt" style:font-name-complex="Times New Roman1" style:font-size-complex="14pt" fo:hyphenate="tru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2a21d0" officeooo:paragraph-rsid="003941da" style:font-size-asian="14pt" style:font-name-complex="Times New Roman1" style:font-size-complex="14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officeooo:rsid="0039db77" officeooo:paragraph-rsid="003ab4d6" style:font-size-asian="14pt" style:font-name-complex="Times New Roman1" style:font-size-complex="14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eba28" style:font-name-complex="Times New Roman1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3ab4d6"/>
    </style:style>
    <style:style style:name="P60" style:family="paragraph" style:parent-style-name="Standard" style:master-page-name="Standard">
      <style:paragraph-properties fo:margin-left="0cm" fo:margin-right="0cm" fo:line-height="100%" fo:text-align="center" style:justify-single-word="false" fo:text-indent="1.251cm" style:auto-text-indent="false" style:page-number="auto"/>
      <style:text-properties fo:text-transform="uppercase" style:font-name="Times New Roman" fo:font-size="14pt" fo:font-weight="bold" officeooo:paragraph-rsid="0015b4e2" style:font-size-asian="14pt" style:font-weight-asian="bold" style:font-name-complex="Times New Roman1" style:font-size-complex="14pt"/>
    </style:style>
    <style:style style:name="P61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6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63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296cm"/>
        </style:tab-stops>
      </style:paragraph-properties>
      <style:text-properties fo:color="#2a2a2a" style:font-name="Times New Roman" fo:font-size="14pt" officeooo:rsid="00262239" officeooo:paragraph-rsid="0015b4e2" style:font-size-asian="14pt" style:font-name-complex="Times New Roman1" style:font-size-complex="14pt" fo:hyphenate="false" fo:hyphenation-remain-char-count="2" fo:hyphenation-push-char-count="2"/>
    </style:style>
    <style:style style:name="P6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39db77" style:font-size-asian="14pt" style:font-name-complex="Times New Roman1" style:font-size-complex="14pt"/>
    </style:style>
    <style:style style:name="P6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39db77" officeooo:paragraph-rsid="0039db77" style:font-size-asian="14pt" style:font-name-complex="Times New Roman1" style:font-size-complex="14pt"/>
    </style:style>
    <style:style style:name="P66" style:family="paragraph" style:parent-style-name="Heading_20_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weight="normal" officeooo:paragraph-rsid="0015b4e2" style:font-name-asian="Times New Roman1" style:font-weight-asian="normal" style:font-size-complex="14pt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fo:color="#2a2a2a" officeooo:paragraph-rsid="0015b4e2" style:font-name-complex="Times New Roman1" style:font-size-complex="14pt" fo:hyphenate="true" fo:hyphenation-remain-char-count="2" fo:hyphenation-push-char-count="2"/>
    </style:style>
    <style:style style:name="P69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paragraph-rsid="0015b4e2" fo:hyphenate="true" fo:hyphenation-remain-char-count="2" fo:hyphenation-push-char-count="2"/>
    </style:style>
    <style:style style:name="P70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rsid="00262239" officeooo:paragraph-rsid="0015b4e2" style:font-name-complex="Times New Roman1" style:font-size-complex="14pt" fo:hyphenate="true" fo:hyphenation-remain-char-count="2" fo:hyphenation-push-char-count="2"/>
    </style:style>
    <style:style style:name="P71" style:family="paragraph" style:parent-style-name="List_20_Paragraph" style:list-style-name="WWNum15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251cm" style:auto-text-indent="false"/>
      <style:text-properties officeooo:paragraph-rsid="0015b4e2" style:font-name-complex="Times New Roman1" style:font-size-complex="14pt" fo:hyphenate="true" fo:hyphenation-remain-char-count="2" fo:hyphenation-push-char-count="2"/>
    </style:style>
    <style:style style:name="P72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paragraph-rsid="0015b4e2" style:font-size-asian="14pt" style:font-name-complex="Times New Roman1" style:font-size-complex="14pt"/>
    </style:style>
    <style:style style:name="P73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Times New Roman" fo:font-size="14pt" officeooo:rsid="00242c4a" officeooo:paragraph-rsid="00242c4a" style:font-size-asian="14pt" style:font-name-complex="Times New Roman1" style:font-size-complex="14pt"/>
    </style:style>
    <style:style style:name="P74" style:family="paragraph" style:parent-style-name="Text_20_Body" style:list-style-name="WWNum22">
      <style:paragraph-properties fo:margin-left="0cm" fo:margin-right="0cm" fo:line-height="150%" fo:text-align="justify" style:justify-single-word="false" fo:orphans="0" fo:widows="0" fo:text-indent="1.27cm" style:auto-text-indent="false"/>
      <style:text-properties officeooo:paragraph-rsid="0015b4e2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" fo:font-size="14pt" officeooo:rsid="0039db77" officeooo:paragraph-rsid="0039db77" style:font-size-asian="14pt" style:font-name-complex="Times New Roman1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9db77" officeooo:paragraph-rsid="0039db77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officeooo:rsid="002eba28" style:font-size-asian="14pt" style:font-size-complex="14pt"/>
    </style:style>
    <style:style style:name="T2" style:family="text">
      <style:text-properties fo:font-size="14pt" officeooo:rsid="002eba28" style:font-size-asian="14pt" style:font-size-complex="14pt"/>
    </style:style>
    <style:style style:name="T3" style:family="text">
      <style:text-properties style:font-name="Times New Roman" fo:font-size="14pt" officeooo:rsid="002eba28" style:font-size-asian="14pt" style:font-size-complex="14pt"/>
    </style:style>
    <style:style style:name="T4" style:family="text">
      <style:text-properties style:font-name="Times New Roman" fo:font-size="14pt" officeooo:rsid="00243c5d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f3d42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3533a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995ea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a94b8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afc7a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39db77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size-complex="14pt"/>
    </style:style>
    <style:style style:name="T14" style:family="text">
      <style:text-properties style:font-name="Times New Roman" fo:font-size="14pt" officeooo:rsid="002bd722" style:font-name-asian="Times New Roman1" style:font-size-asian="14pt" style:font-size-complex="14pt"/>
    </style:style>
    <style:style style:name="T15" style:family="text">
      <style:text-properties style:font-name="Times New Roman" fo:font-size="14pt" officeooo:rsid="0039977d" style:font-name-asian="Times New Roman1" style:font-size-asian="14pt" style:font-size-complex="14pt"/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font-style="italic" officeooo:rsid="00357b47" style:font-size-asian="14pt" style:font-style-asian="italic" style:font-name-complex="Times New Roman1" style:font-size-complex="14pt" style:font-style-complex="italic"/>
    </style:style>
    <style:style style:name="T18" style:family="text">
      <style:text-properties style:font-name="Times New Roman" fo:font-size="14pt" fo:font-style="italic" officeooo:rsid="003829c0" style:font-size-asian="14pt" style:font-style-asian="italic" style:font-name-complex="Times New Roman1" style:font-size-complex="14pt" style:font-style-complex="italic"/>
    </style:style>
    <style:style style:name="T19" style:family="text">
      <style:text-properties style:font-name="Times New Roman" fo:font-size="14pt" fo:font-style="normal" officeooo:rsid="00357b47" style:font-size-asian="14pt" style:font-style-asian="normal" style:font-name-complex="Times New Roman1" style:font-size-complex="14pt" style:font-style-complex="normal"/>
    </style:style>
    <style:style style:name="T20" style:family="text">
      <style:text-properties style:font-name="Times New Roman" fo:font-size="14pt" fo:font-style="normal" officeooo:rsid="003829c0" style:font-size-asian="14pt" style:font-style-asian="normal" style:font-name-complex="Times New Roman1" style:font-size-complex="14pt" style:font-style-complex="normal"/>
    </style:style>
    <style:style style:name="T21" style:family="text">
      <style:text-properties style:font-name="Times New Roman" fo:font-weight="normal" style:font-weight-asian="normal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2eba28" style:font-size-asian="14pt" style:font-size-complex="14pt"/>
    </style:style>
    <style:style style:name="T24" style:family="text">
      <style:text-properties fo:font-size="14pt" officeooo:rsid="0023d5bf" style:font-size-asian="14pt" style:font-size-complex="14pt"/>
    </style:style>
    <style:style style:name="T25" style:family="text">
      <style:text-properties fo:font-size="14pt" officeooo:rsid="00188587" style:font-size-asian="14pt" style:font-size-complex="14pt"/>
    </style:style>
    <style:style style:name="T26" style:family="text">
      <style:text-properties officeooo:rsid="001da7ac"/>
    </style:style>
    <style:style style:name="T27" style:family="text">
      <style:text-properties officeooo:rsid="001f3d42"/>
    </style:style>
    <style:style style:name="T2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9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30" style:family="text">
      <style:text-properties officeooo:rsid="0023d5bf"/>
    </style:style>
    <style:style style:name="T31" style:family="text">
      <style:text-properties officeooo:rsid="00262239"/>
    </style:style>
    <style:style style:name="T32" style:family="text">
      <style:text-properties style:font-name-complex="Times New Roman1" style:font-size-complex="14pt"/>
    </style:style>
    <style:style style:name="T33" style:family="text">
      <style:text-properties officeooo:rsid="00262239" style:font-name-complex="Times New Roman1" style:font-size-complex="14pt"/>
    </style:style>
    <style:style style:name="T34" style:family="text">
      <style:text-properties fo:font-variant="normal" fo:text-transform="none" style:font-name="Times New Roman" fo:font-weight="normal" style:font-name-asian="Times New Roman1" style:font-weight-asian="normal" style:font-size-complex="14pt"/>
    </style:style>
    <style:style style:name="T35" style:family="text">
      <style:text-properties officeooo:rsid="002920c8"/>
    </style:style>
    <style:style style:name="T36" style:family="text">
      <style:text-properties officeooo:rsid="002acb63"/>
    </style:style>
    <style:style style:name="T37" style:family="text">
      <style:text-properties fo:color="#00000a" style:font-name="Times New Roman" fo:font-size="14pt" officeooo:rsid="002eba28" style:font-size-asian="14pt" style:font-size-complex="14pt"/>
    </style:style>
    <style:style style:name="T38" style:family="text">
      <style:text-properties officeooo:rsid="00196151"/>
    </style:style>
    <style:style style:name="T39" style:family="text">
      <style:text-properties officeooo:rsid="001af121"/>
    </style:style>
    <style:style style:name="T40" style:family="text">
      <style:text-properties officeooo:rsid="001e1c7e"/>
    </style:style>
    <style:style style:name="T41" style:family="text">
      <style:text-properties officeooo:rsid="00209f09"/>
    </style:style>
    <style:style style:name="T42" style:family="text">
      <style:text-properties officeooo:rsid="00258b30"/>
    </style:style>
    <style:style style:name="T43" style:family="text">
      <style:text-properties officeooo:rsid="00280fa0"/>
    </style:style>
    <style:style style:name="T44" style:family="text">
      <style:text-properties officeooo:rsid="002dd401"/>
    </style:style>
    <style:style style:name="T45" style:family="text">
      <style:text-properties officeooo:rsid="002e805f"/>
    </style:style>
    <style:style style:name="T46" style:family="text">
      <style:text-properties style:font-size-complex="14pt"/>
    </style:style>
    <style:style style:name="T47" style:family="text">
      <style:text-properties officeooo:rsid="0032ec44"/>
    </style:style>
    <style:style style:name="T48" style:family="text">
      <style:text-properties officeooo:rsid="0034f248"/>
    </style:style>
    <style:style style:name="T49" style:family="text">
      <style:text-properties officeooo:rsid="00357b47"/>
    </style:style>
    <style:style style:name="T50" style:family="text">
      <style:text-properties officeooo:rsid="0035f842"/>
    </style:style>
    <style:style style:name="T51" style:family="text">
      <style:text-properties fo:background-color="transparent" loext:char-shading-value="0"/>
    </style:style>
    <style:style style:name="T52" style:family="text">
      <style:text-properties fo:font-style="italic" fo:background-color="transparent" loext:char-shading-value="0" style:font-style-asian="italic" style:font-style-complex="italic"/>
    </style:style>
    <style:style style:name="T53" style:family="text">
      <style:text-properties officeooo:rsid="003941da"/>
    </style:style>
    <style:style style:name="T54" style:family="text">
      <style:text-properties officeooo:rsid="0039977d"/>
    </style:style>
    <style:style style:name="T55" style:family="text">
      <style:text-properties officeooo:rsid="0039db77"/>
    </style:style>
    <style:style style:name="T56" style:family="text">
      <style:text-properties officeooo:rsid="003ab4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97360890160" text:id="ct94797360890160">
          <text:deletion>
            <office:change-info>
              <dc:creator>&lt;анонимный&gt;</dc:creator>
              <dc:date>2019-10-05T23:26:56</dc:date>
            </office:change-info>
            <text:p text:style-name="P1"><text:span text:style-name="T1">…</text:span></text:p>
          </text:deletion>
        </text:changed-region>
        <text:changed-region xml:id="ct94797360858432" text:id="ct94797360858432">
          <text:deletion>
            <office:change-info>
              <dc:creator>&lt;анонимный&gt;</dc:creator>
              <dc:date>2019-10-05T23:27:03</dc:date>
            </office:change-info>
            <text:p text:style-name="P1"><text:span text:style-name="T2">…</text:span></text:p>
          </text:deletion>
        </text:changed-region>
        <text:changed-region xml:id="ct94797361017296" text:id="ct94797361017296">
          <text:deletion>
            <office:change-info>
              <dc:creator>&lt;анонимный&gt;</dc:creator>
              <dc:date>2019-10-05T20:11:26</dc:date>
            </office:change-info>
            <text:list xml:id="list3150769157" text:style-name="WWNum22">
              <text:list-item>
                <text:p text:style-name="P2">Разработанный план квалификационного тестирования является важнейшим документом. Структура плана основана на современных подходах и представляет собой мощный инструмент не только при проведении квалификационного тестирования, но и помогает осуществлять разработку СПО, благодаря указанному порядку критериев и активностей.</text:p>
              </text:list-item>
              <text:list-item>
                <text:p text:style-name="P2">На основе данного плана в рамках взаимодействия между Заказчиком и Исполнителем возможно формировать планы тестирования более низкого уровня, придерживаясь общей структуры, описанной выше.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22"/>
      <text:p text:style-name="P37"/>
      <text:p text:style-name="P47"/>
      <text:p text:style-name="P47"/>
      <text:p text:style-name="P47">У Т В Е Р Ж Д А Ю</text:p>
      <text:p text:style-name="P48"/>
      <text:p text:style-name="P49"/>
      <text:p text:style-name="P50"/>
      <text:p text:style-name="P49">«____» ___________ 201<text:span text:style-name="T26">9</text:span> г.</text:p>
      <text:p text:style-name="P39"/>
      <text:p text:style-name="P38"/>
      <text:p text:style-name="P38"/>
      <text:p text:style-name="P38"/>
      <text:p text:style-name="P7">План квалификационного тестирования <text:span text:style-name="T26">программы создания заявления о выдаче заграничного паспорта нового поколения</text:span></text:p>
      <text:p text:style-name="P24"/>
      <text:p text:style-name="P29"><text:bookmark text:name="_GoBack"/></text:p>
      <text:p text:style-name="P38"/>
      <text:p text:style-name="P38"/>
      <text:p text:style-name="P38"/>
      <text:p text:style-name="P25">Москва 201<text:span text:style-name="T26">9</text:span></text:p>
      <text:p text:style-name="P51"/>
      <text:h text:style-name="P31" text:outline-level="1"><text:bookmark-start text:name="__RefHeading___Toc8666_2589485794"/><text:bookmark-start text:name="_Toc469988187"/>СПИСОК ИСПОЛНИТЕЛЕЙ<text:bookmark-end text:name="__RefHeading___Toc8666_2589485794"/><text:bookmark-end text:name="_Toc46998818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</table:table-row>
        <table:table-row table:style-name="Таблица1.1"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>_______________________</text:p>
          </table:table-cell>
          <table:table-cell table:style-name="Таблица1.A1" office:value-type="string">
            <text:p text:style-name="P42">И.Ю. Трофимов</text:p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5">Подпись, дата</text:p>
          </table:table-cell>
          <table:table-cell table:style-name="Таблица1.A1" office:value-type="string">
            <text:p text:style-name="P42"/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2"/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2"/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42"/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2"/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2"/>
          </table:table-cell>
        </table:table-row>
        <table:table-row table:style-name="Таблица1.1"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40"/>
          </table:table-cell>
        </table:table-row>
      </table:table>
      <text:p text:style-name="P16"/>
      <text:p text:style-name="P52"/>
      <text:h text:style-name="P31" text:outline-level="1"><text:bookmark-start text:name="__RefHeading___Toc8668_2589485794"/><text:bookmark-start text:name="_Toc469988188"/>РЕФЕРАТ<text:bookmark-end text:name="__RefHeading___Toc8668_2589485794"/><text:bookmark-end text:name="_Toc469988188"/></text:h>
      <text:p text:style-name="P6"><text:span text:style-name="T13">План на </text:span><text:span text:style-name="T13"><text:page-count>13</text:page-count></text:span><text:span text:style-name="T13"><text:s/>стр., </text:span><text:span text:style-name="T15">1 табл., </text:span><text:span text:style-name="T14">2</text:span><text:span text:style-name="T13"> ист.</text:span></text:p>
      <text:p text:style-name="P12">Ключевые слова: квалификационное тестирование, <text:span text:style-name="T27">исследовательского тестирования, тестовые сценарии, формально-логический контроль данных, </text:span>методики проектирования тестов, тестовое окружение.</text:p>
      <text:p text:style-name="P6"><text:span text:style-name="T5">Документ предназначен для планирования работ, анализа и разбиения на </text:span><text:span text:style-name="T6">активности</text:span><text:span text:style-name="T5"> по тестированию </text:span><text:span text:style-name="T6">приложения по созданию заявления о выдаче заграничного паспорта нового поколения</text:span><text:span text:style-name="T5">.</text:span></text:p>
      <text:p text:style-name="P6"><text:bookmark text:name="_Toc467569700"/><text:bookmark text:name="_Toc467508887"/><text:bookmark text:name="_Toc467508758"/><text:bookmark text:name="_Toc467254379"/><text:bookmark text:name="_Toc467253320"/></text:p>
      <text:p text:style-name="P27"/>
      <text:h text:style-name="P31" text:outline-level="1"><text:bookmark-start text:name="_Toc469988189"/><text:bookmark-start text:name="_Toc469947078"/><text:bookmark-start text:name="_Toc469946112"/><text:bookmark-start text:name="_Toc469928252"/><text:bookmark-start text:name="_Toc469928103"/><text:bookmark-start text:name="_Toc467569701"/><text:bookmark-start text:name="_Toc467508888"/><text:bookmark-start text:name="_Toc467508759"/><text:bookmark-start text:name="_Toc467254380"/><text:bookmark-start text:name="_Toc467253321"/><text:bookmark-start text:name="__RefHeading___Toc8670_2589485794"/><text:bookmark-start text:name="_Toc464808643"/>СОДЕРЖАНИЕ<text:bookmark-end text:name="_Toc469988189"/><text:bookmark-end text:name="_Toc469947078"/><text:bookmark-end text:name="_Toc469946112"/><text:bookmark-end text:name="_Toc469928252"/><text:bookmark-end text:name="_Toc469928103"/><text:bookmark-end text:name="_Toc467569701"/><text:bookmark-end text:name="_Toc467508888"/><text:bookmark-end text:name="_Toc467508759"/><text:bookmark-end text:name="_Toc467254380"/><text:bookmark-end text:name="_Toc467253321"/><text:bookmark-end text:name="__RefHeading___Toc8670_2589485794"/><text:bookmark-end text:name="_Toc464808643"/></text:h>
      <text:table-of-content text:style-name="Sect1" text:protected="true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7"><text:a xlink:type="simple" xlink:href="#__RefHeading___Toc8666_2589485794" text:style-name="Index_20_Link" text:visited-style-name="Index_20_Link">СПИСОК ИСПОЛНИТЕЛЕЙ<text:tab/>2</text:a></text:p>
          <text:p text:style-name="P67"><text:a xlink:type="simple" xlink:href="#__RefHeading___Toc8668_2589485794" text:style-name="Index_20_Link" text:visited-style-name="Index_20_Link">РЕФЕРАТ<text:tab/>3</text:a></text:p>
          <text:p text:style-name="P67"><text:a xlink:type="simple" xlink:href="#__RefHeading___Toc8670_2589485794" text:style-name="Index_20_Link" text:visited-style-name="Index_20_Link">СОДЕРЖАНИЕ<text:tab/>4</text:a></text:p>
          <text:p text:style-name="P67"><text:a xlink:type="simple" xlink:href="#__RefHeading___Toc8672_2589485794" text:style-name="Index_20_Link" text:visited-style-name="Index_20_Link">ОПРЕДЕЛЕНИЯ, ОБОЗНАЧЕНИЯ И СОКРАЩЕНИЯ<text:tab/>5</text:a></text:p>
          <text:p text:style-name="P67"><text:a xlink:type="simple" xlink:href="#__RefHeading___Toc8674_2589485794" text:style-name="Index_20_Link" text:visited-style-name="Index_20_Link">ВВЕДЕНИЕ<text:tab/>7</text:a></text:p>
          <text:p text:style-name="P67"><text:a xlink:type="simple" xlink:href="#__RefHeading___Toc8676_2589485794" text:style-name="Index_20_Link" text:visited-style-name="Index_20_Link">1 Стратегия тестирования<text:tab/>8</text:a></text:p>
          <text:p text:style-name="P67"><text:a xlink:type="simple" xlink:href="#__RefHeading___Toc8678_2589485794" text:style-name="Index_20_Link" text:visited-style-name="Index_20_Link">2 Идентификация объектов тестирования<text:tab/>8</text:a></text:p>
          <text:p text:style-name="P67"><text:a xlink:type="simple" xlink:href="#__RefHeading___Toc8680_2589485794" text:style-name="Index_20_Link" text:visited-style-name="Index_20_Link">3 График запланированных активностей и определение заданий на тестирование<text:tab/>8</text:a></text:p>
          <text:p text:style-name="P67"><text:a xlink:type="simple" xlink:href="#__RefHeading___Toc8682_2589485794" text:style-name="Index_20_Link" text:visited-style-name="Index_20_Link">4 Виды тестирования<text:tab/>9</text:a></text:p>
          <text:p text:style-name="P67"><text:a xlink:type="simple" xlink:href="#__RefHeading___Toc8684_2589485794" text:style-name="Index_20_Link" text:visited-style-name="Index_20_Link">5 Определение методики проектирования тестов<text:tab/>9</text:a></text:p>
          <text:p text:style-name="P67"><text:a xlink:type="simple" xlink:href="#__RefHeading___Toc8686_2589485794" text:style-name="Index_20_Link" text:visited-style-name="Index_20_Link">6 Учёт рисков, которые могут возникнуть в процессе выполнения плана тестирования<text:tab/>10</text:a></text:p>
          <text:p text:style-name="P67"><text:a xlink:type="simple" xlink:href="#__RefHeading___Toc8688_2589485794" text:style-name="Index_20_Link" text:visited-style-name="Index_20_Link">7 Определение тестового окружения<text:tab/>10</text:a></text:p>
          <text:p text:style-name="P67"><text:a xlink:type="simple" xlink:href="#__RefHeading___Toc8690_2589485794" text:style-name="Index_20_Link" text:visited-style-name="Index_20_Link">8 Инфраструктурное обеспечение<text:tab/>10</text:a></text:p>
          <text:p text:style-name="P67"><text:a xlink:type="simple" xlink:href="#__RefHeading___Toc8692_2589485794" text:style-name="Index_20_Link" text:visited-style-name="Index_20_Link">9 Требования к численности и квалификации персонала<text:tab/>11</text:a></text:p>
          <text:p text:style-name="P67"><text:a xlink:type="simple" xlink:href="#__RefHeading___Toc8694_2589485794" text:style-name="Index_20_Link" text:visited-style-name="Index_20_Link">10 Критерии начала и окончания проведения тестирования<text:tab/>11</text:a></text:p>
          <text:p text:style-name="P67"><text:a xlink:type="simple" xlink:href="#__RefHeading___Toc8696_2589485794" text:style-name="Index_20_Link" text:visited-style-name="Index_20_Link">ЗАКЛЮЧЕНИЕ<text:tab/>12</text:a></text:p>
          <text:p text:style-name="P67"><text:a xlink:type="simple" xlink:href="#__RefHeading___Toc8698_2589485794" text:style-name="Index_20_Link" text:visited-style-name="Index_20_Link">СПИСОК ИСПОЛЬЗОВАННЫХ ИСТОЧНИКОВ<text:tab/>13</text:a></text:p>
        </text:index-body>
      </text:table-of-content>
      <text:p text:style-name="P28"/>
      <text:p text:style-name="P30"/>
      <text:h text:style-name="P32" text:outline-level="1"><text:bookmark-start text:name="__RefHeading___Toc8672_2589485794"/><text:bookmark-start text:name="_Toc469988190"/>ОПРЕДЕЛЕНИЯ, ОБОЗНАЧЕНИЯ И СОКРАЩЕНИЯ<text:bookmark-end text:name="__RefHeading___Toc8672_2589485794"/><text:bookmark-end text:name="_Toc469988190"/></text:h>
      <text:h text:style-name="P35" text:outline-level="3">Обозначения и определения</text:h>
      <text:p text:style-name="P6"><text:span text:style-name="T28">В настоящем плане квалификационного тестирования применены термины по ГОСТ Р ИСО 9001-2015, ГОСТ Р ИСО/МЭК 12207-2010, используются термины из глоссария </text:span><text:span text:style-name="T29">ISTQB</text:span><text:span text:style-name="T28">, широко распространённые в сообществе специалистов по тестированию, и базирующиеся на основе международных стандартов </text:span><text:span text:style-name="T29">IEEE</text:span><text:span text:style-name="T28"> </text:span><text:span text:style-name="T5">829 и IEEE 610,</text:span><text:span text:style-name="T28"> а также следующие термины с соответствующими определениями</text:span><text:span text:style-name="T5">:</text:span></text:p>
      <text:p text:style-name="P6"><text:span text:style-name="T5">дефект – </text:span><text:span text:style-name="T28">несоответствие, связанное с предназначенным или установленным использованием фактического результата выполнения программы ожидаемому результату</text:span><text:span text:style-name="T5">;</text:span></text:p>
      <text:p text:style-name="P6"><text:span text:style-name="T28">инсталляция – процесс установки программного средства, удовлетворяющего заданным требованиям, в целевую среду применения</text:span><text:span text:style-name="T5">;</text:span></text:p>
      <text:p text:style-name="P8">квалификационное тестирование – процесс подтверждения того факта, что разрабатываемый программный продукт удовлетворяет спецификациям и требованиям и готов для применения в заданном окружении или интеграции с системой, для которой он предназначен;</text:p>
      <text:p text:style-name="P8">план квалификационного тестирования – документ, описывающий объем работ по квалификационному тестированию, начиная с описания объекта, цели, стратегии, расписания, критериев начала и окончания тестирования, до необходимого в процессе работы тестовых сред, тестовых сценариев, а также оценки рисков с вариантами их разрешения; </text:p>
      <text:p text:style-name="P13">сценарий тестирования – документ, описывающий набор входных значений, предусловий выполнения, ожидаемых результатов и постусловий выполнения, разработанный для определенной цели или условия, таких как выполнение определенного пути программного обеспечения (либо составной части программного обеспечения) или же для проверки соответствия определенному требованию;</text:p>
      <text:p text:style-name="P18"><text:soft-page-break/>установочный пакет – исполняемый бинарный файл, использующийся для инсталляции программного средства.</text:p>
      <text:p text:style-name="P26"/>
      <text:h text:style-name="P35" text:outline-level="3">Сокращения</text:h>
      <text:p text:style-name="P8">В данном плане квалификационного тестирования используются следующие сокращения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1">БД</text:p>
          </table:table-cell>
          <table:table-cell table:style-name="Таблица2.A1" office:value-type="string">
            <text:p text:style-name="P41"><text:s/>– </text:p>
          </table:table-cell>
          <table:table-cell table:style-name="Таблица2.A1" office:value-type="string">
            <text:p text:style-name="P41">база данных;</text:p>
          </table:table-cell>
        </table:table-row>
        <table:table-row table:style-name="Таблица2.1">
          <table:table-cell table:style-name="Таблица2.A1" office:value-type="string">
            <text:p text:style-name="P41">ОС</text:p>
          </table:table-cell>
          <table:table-cell table:style-name="Таблица2.A1" office:value-type="string">
            <text:p text:style-name="P41"><text:s/>– </text:p>
          </table:table-cell>
          <table:table-cell table:style-name="Таблица2.A1" office:value-type="string">
            <text:p text:style-name="P41">операционная система;</text:p>
          </table:table-cell>
        </table:table-row>
        <table:table-row table:style-name="Таблица2.1">
          <table:table-cell table:style-name="Таблица2.A1" office:value-type="string">
            <text:p text:style-name="P41">ПО</text:p>
          </table:table-cell>
          <table:table-cell table:style-name="Таблица2.A1" office:value-type="string">
            <text:p text:style-name="P41"><text:s/>– </text:p>
          </table:table-cell>
          <table:table-cell table:style-name="Таблица2.A1" office:value-type="string">
            <text:p text:style-name="P41">программное обеспечение;</text:p>
          </table:table-cell>
        </table:table-row>
        <table:table-row table:style-name="Таблица2.1">
          <table:table-cell table:style-name="Таблица2.A1" office:value-type="string">
            <text:p text:style-name="P43">ФЛК</text:p>
          </table:table-cell>
          <table:table-cell table:style-name="Таблица2.A1" office:value-type="string">
            <text:p text:style-name="P41"><text:s/>–</text:p>
          </table:table-cell>
          <table:table-cell table:style-name="Таблица2.A1" office:value-type="string">
            <text:p text:style-name="P43">формально-логический контроль.</text:p>
          </table:table-cell>
        </table:table-row>
      </table:table>
      <text:p text:style-name="P26"/>
      <text:p text:style-name="P52"/>
      <text:h text:style-name="P31" text:outline-level="1"><text:bookmark-start text:name="__RefHeading___Toc8674_2589485794"/><text:bookmark-start text:name="_Toc469988191"/>ВВЕДЕНИЕ<text:bookmark-end text:name="__RefHeading___Toc8674_2589485794"/><text:bookmark-end text:name="_Toc469988191"/></text:h>
      <text:p text:style-name="P14"><text:span text:style-name="T22">Документ содержит описание подходов </text:span><text:span text:style-name="T24">проведения тестирования </text:span><text:span text:style-name="T22">и видов тестов</text:span><text:span text:style-name="T24">ых сценариев</text:span><text:span text:style-name="T22">. Он определяет объекты тестирования, свойства для тестирования, задания, ответственных за задания, уровни и виды проведения тестирования, независимости каждого тестировщика, тестовое окружение, метод проектирования тестов, определяет используемые критерии входа и критерии выхода и причины их выбора, а также любые риски, требующие планирования на случай чрезвычайных обстоятельств.</text:span></text:p>
      <text:p text:style-name="P36"/>
      <text:h text:style-name="P35" text:outline-level="3">Комплексные показатели качества</text:h>
      <text:p text:style-name="P8">При осуществлении контроля качества разработки в ходе данной работы применяются комплексные показатели качества, которые приводятся в соответствии с ГОСТ Р ИСО/МЭК 25010-2015.</text:p>
      <text:p text:style-name="P8"/>
      <text:h text:style-name="P35" text:outline-level="3">Цели тестирования</text:h>
      <text:p text:style-name="P8">Целью проведения квалификационного тестирования <text:span text:style-name="T26">программы по созданию заявления о выдаче заграничного паспорта нового поколения</text:span> является <text:span text:style-name="T30">выявление способностей соискателя на должность тестировщика на предмет соответствия выдвигаемых к данной позиции требований</text:span>.</text:p>
      <text:p text:style-name="P11">Первоочередной <text:span text:style-name="T47">задачей</text:span> выступает проверка программы на соответствие форматно-логическому контролю данных электронных анкет, описанному в отдельной документации. <text:span text:style-name="T47">Также в рамках исследовательского подхода будет произведено тестирование основных незадокументированных возможностей программы.</text:span></text:p>
      <text:p text:style-name="P8">В основном квалификационное тестирование будет производиться вручную. <text:span text:style-name="T30">При этом основным подходом будет использоваться исследовательское тестирование, а также выполнение разработанных в ходе выполнения плана сценариев.</text:span></text:p>
      <text:p text:style-name="P26"/>
      <text:h text:style-name="P33" text:outline-level="1"><text:bookmark-start text:name="__RefHeading___Toc8676_2589485794"/><text:bookmark-start text:name="_Toc469988192"/><text:soft-page-break/>1 Стратегия тестирования<text:bookmark-end text:name="__RefHeading___Toc8676_2589485794"/><text:bookmark-end text:name="_Toc469988192"/></text:h>
      <text:p text:style-name="P8">Стратегия тестирования определяет типы тестов, которые нужно выполнять для данных функциональных возможностей программы создания заявления о выдаче заграничного паспорта нового поколения, включает описание необходимых подходов с точки зрения целей тестирования и может задавать описания или требования к необходимым для проведения тестирования инструментам и инфраструктуре.</text:p>
      <text:p text:style-name="P8"/>
      <text:p text:style-name="P8">При этом стоит выделить следующие стадии <text:span text:style-name="T31">проведения работ</text:span>:</text:p>
      <text:list xml:id="list2000412785" text:style-name="WWNum15">
        <text:list-item>
          <text:p text:style-name="P68"><text:span text:style-name="T31">подготовка тестового окружения</text:span>;</text:p>
        </text:list-item>
        <text:list-item>
          <text:p text:style-name="P70">разработка тестовых сценариев согласно документу «Приложение ФЛК.doc», включая позитивные и негативные тесты;</text:p>
        </text:list-item>
        <text:list-item>
          <text:p text:style-name="P70">проведение исследовательского тестирования форм программы;</text:p>
        </text:list-item>
        <text:list-item>
          <text:p text:style-name="P70">прогон разработанных тестовых сценариев;</text:p>
        </text:list-item>
        <text:list-item>
          <text:p text:style-name="P69"><text:span text:style-name="T33">подготовка отчёта по результату проведения тестирования</text:span><text:span text:style-name="T32">.</text:span></text:p>
        </text:list-item>
      </text:list>
      <text:p text:style-name="P17"/>
      <text:h text:style-name="P34" text:outline-level="1"><text:bookmark-start text:name="__RefHeading___Toc8678_2589485794"/><text:bookmark-start text:name="_Toc469988193"/><text:span text:style-name="T21">2 </text:span><text:span text:style-name="T34">Идентификация объектов тестирования</text:span><text:bookmark-end text:name="__RefHeading___Toc8678_2589485794"/><text:bookmark-end text:name="_Toc469988193"/></text:h>
      <text:p text:style-name="P8"><text:span text:style-name="T35">Тестированию</text:span> должн<text:span text:style-name="T35">а</text:span> быть подвергну<text:span text:style-name="T35">та программа по созданию заявления о выдаче заграничного паспорта нового поколения, представленная в виде дистрибутива для ОС семейства Linux. Дистрибутив состоит из двух пакетов: AnketManager-1.0.0-Linux.deb и</text:span> libpodofo0.9.2_0.9.2-1ppa1_amd64.deb.</text:p>
      <text:p text:style-name="P26"/>
      <text:h text:style-name="P33" text:outline-level="1"><text:bookmark-start text:name="__RefHeading___Toc8680_2589485794"/><text:bookmark-start text:name="_Toc469988194"/>3 График запланированных активностей и определение заданий на тестирование<text:bookmark-end text:name="__RefHeading___Toc8680_2589485794"/><text:bookmark-end text:name="_Toc469988194"/></text:h>
      <text:p text:style-name="P56"><text:span text:style-name="T53">График выполнения плана тестирования представлен в Таблице 1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6">№</text:p>
          </table:table-cell>
          <table:table-cell table:style-name="Таблица3.A1" office:value-type="string">
            <text:p text:style-name="P76">Активность</text:p>
          </table:table-cell>
          <table:table-cell table:style-name="Таблица3.C1" office:value-type="string">
            <text:p text:style-name="P76">Даты</text:p>
          </table:table-cell>
        </table:table-row>
        <table:table-row>
          <table:table-cell table:style-name="Таблица3.A2" office:value-type="string">
            <text:p text:style-name="P75">1</text:p>
          </table:table-cell>
          <table:table-cell table:style-name="Таблица3.A2" office:value-type="string">
            <text:p text:style-name="P65">подготовка тестового окружения и развёртывание</text:p>
          </table:table-cell>
          <table:table-cell table:style-name="Таблица3.C2" office:value-type="string">
            <text:p text:style-name="P65">05 октября</text:p>
          </table:table-cell>
        </table:table-row>
        <table:table-row>
          <table:table-cell table:style-name="Таблица3.A2" office:value-type="string">
            <text:p text:style-name="P75">2</text:p>
          </table:table-cell>
          <table:table-cell table:style-name="Таблица3.A2" office:value-type="string">
            <text:p text:style-name="P64"><text:span text:style-name="T54">формирование тестовых сценариев</text:span></text:p>
          </table:table-cell>
          <table:table-cell table:style-name="Таблица3.C2" office:value-type="string">
            <text:p text:style-name="P64"><text:span text:style-name="T49">05-08 октября</text:span></text:p>
          </table:table-cell>
        </table:table-row>
        <table:table-row>
          <table:table-cell table:style-name="Таблица3.A2" office:value-type="string">
            <text:p text:style-name="P75">3</text:p>
          </table:table-cell>
          <table:table-cell table:style-name="Таблица3.A2" office:value-type="string">
            <text:p text:style-name="P64"><text:span text:style-name="T55">прогон тест-плана</text:span></text:p>
          </table:table-cell>
          <table:table-cell table:style-name="Таблица3.C2" office:value-type="string">
            <text:p text:style-name="P75">08-09 октября</text:p>
          </table:table-cell>
        </table:table-row>
        <table:table-row>
          <table:table-cell table:style-name="Таблица3.A2" office:value-type="string">
            <text:p text:style-name="P75">4</text:p>
          </table:table-cell>
          <table:table-cell table:style-name="Таблица3.A2" office:value-type="string">
            <text:p text:style-name="P64"><text:span text:style-name="T53">проведение исследовательского тестирования</text:span></text:p>
          </table:table-cell>
          <table:table-cell table:style-name="Таблица3.C2" office:value-type="string">
            <text:p text:style-name="P75">05-09 октября</text:p>
          </table:table-cell>
        </table:table-row>
      </table:table>
      <text:p text:style-name="P57"><text:span text:style-name="T56">Таблица 1 — график выполнения плана тестирования</text:span></text:p>
      <text:p text:style-name="P59"><text:soft-page-break/><text:span text:style-name="T10">Прогон тест-плана подразумевает собой выполнение </text:span><text:span text:style-name="T11">сценари</text:span><text:span text:style-name="T10">ев,</text:span><text:span text:style-name="T11"> представлен</text:span><text:span text:style-name="T10">н</text:span><text:span text:style-name="T11">ы</text:span><text:span text:style-name="T10">х</text:span><text:span text:style-name="T11"> в двух файлах </text:span><text:span text:style-name="T17">Правила заполнения полей.ods</text:span><text:span text:style-name="T19"> </text:span><text:span text:style-name="T20">и </text:span><text:span text:style-name="T18">Реквизитный состав анкет.ods.</text:span></text:p>
      <text:p text:style-name="P23"/>
      <text:h text:style-name="P33" text:outline-level="1"><text:bookmark-start text:name="__RefHeading___Toc8682_2589485794"/><text:bookmark-start text:name="_Toc469988195"/>4 Виды тестирования<text:bookmark-end text:name="__RefHeading___Toc8682_2589485794"/><text:bookmark-end text:name="_Toc469988195"/></text:h>
      <text:p text:style-name="P8">В ходе выполнения данной работы <text:span text:style-name="T36">будет применено исследовательское тестирование.</text:span></text:p>
      <text:p text:style-name="P54">В качестве охватываемых критериев качества может быть проверено покрытие следующих характеристик качества (по ГОСТ Р 25010-2015):</text:p>
      <text:list xml:id="list2092266215" text:style-name="L1">
        <text:list-item>
          <text:p text:style-name="P61">функциональная пригодность,</text:p>
        </text:list-item>
        <text:list-item>
          <text:p text:style-name="P61">переносимость, </text:p>
        </text:list-item>
        <text:list-item>
          <text:p text:style-name="P62">совместимость</text:p>
        </text:list-item>
        <text:list-item>
          <text:p text:style-name="P63">удобство использования. <text:s/></text:p>
        </text:list-item>
      </text:list>
      <text:p text:style-name="P44"/>
      <text:h text:style-name="P33" text:outline-level="1"><text:bookmark-start text:name="__RefHeading___Toc8684_2589485794"/><text:bookmark-start text:name="_Toc469988196"/>5 Определение методики проектирования тестов<text:bookmark-end text:name="__RefHeading___Toc8684_2589485794"/><text:bookmark-end text:name="_Toc469988196"/></text:h>
      <text:p text:style-name="P4"><text:span text:style-name="T37">В ходе проектирования тестовых сценариев будут использоваться традиционные методики разработки тестов, такие как разбиение на</text:span><text:span text:style-name="T22"> эквивалентны</text:span><text:span text:style-name="T2">е</text:span><text:span text:style-name="T22"> област</text:span><text:span text:style-name="T2">и и анализ граничных значений.</text:span></text:p>
      <text:p text:style-name="P1"><text:span text:style-name="T2">Ввиду того, что перед тестированием стоит цель <text:s/></text:span><text:span text:style-name="T4">проверка программы на соответствие форматно-логическому контролю данных электронных анкет, </text:span><text:span text:style-name="T1">подразумевающая собой правильность заполнения полей заявлений о выдаче паспорта, то проверять наследование (правильность передачи) указанных значений не планируется…. Поэтому методы </text:span><text:change text:change-id="ct94797360890160"/><text:span text:style-name="T1">. </text:span><text:span text:style-name="T22">диаграмма состояний и переходов </text:span><text:span text:style-name="T2">и </text:span><text:span text:style-name="T22">метод попарного тестирования </text:span><text:span text:style-name="T2">использоваться </text:span><text:change text:change-id="ct94797360858432"/><text:span text:style-name="T2">.</text:span><text:span text:style-name="T46">.</text:span></text:p>
      <text:p text:style-name="P19">Разработанные тестовые сценарии, касающиеся проверки реквизитного состава анкет, отображены в <text:span text:style-name="T48">соответствующем </text:span>документе .…</text:p>
      <text:p text:style-name="P20">Тестовые сценарии, касаемые <text:span text:style-name="T50">логических </text:span>правил заполнения полей (в этом случае проверяются условия заполнения системы нескольких связанных полей) описаны<text:span text:style-name="T51"> в документе </text:span><text:span text:style-name="T52">Правила заполнения полей.ods</text:span><text:span text:style-name="T51">.</text:span></text:p>
      <text:p text:style-name="P19"><text:soft-page-break/>Отдельно описан контрольный пример, содержащий в себе только позитивные значения. Данный документ описывает заполнения всех полей анкеты и дальнейшее редактирование её значений. </text:p>
      <text:p text:style-name="P26"/>
      <text:p text:style-name="P26"/>
      <text:h text:style-name="P33" text:outline-level="1"><text:bookmark-start text:name="__RefHeading___Toc8686_2589485794"/><text:bookmark-start text:name="_Toc469988197"/>6 Учёт рисков, которые могут возникнуть в процессе <text:span text:style-name="T45">выполнения</text:span> плана<text:bookmark-end text:name="_Toc469988197"/> <text:span text:style-name="T44">тестирования</text:span><text:bookmark-end text:name="__RefHeading___Toc8686_2589485794"/></text:h>
      <text:p text:style-name="P15"><text:span text:style-name="T25">Основным риском в ходе проведения тестирования программы по созданию заявления о выдаче заграничного паспорта нового поколения является низкая квалификация соискателя на вакансию тестировщика. При этом существует и некоторые иные аспекты, которые могут также негативно сказаться на проведении тестирования, в частности, в ходе разработки тестовых сценариев. </text:span></text:p>
      <text:p text:style-name="P8"/>
      <text:h text:style-name="P33" text:outline-level="1"><text:bookmark-start text:name="__RefHeading___Toc8688_2589485794"/><text:bookmark-start text:name="_Toc469988198"/>7 Определение тестового окружения<text:bookmark-end text:name="__RefHeading___Toc8688_2589485794"/><text:bookmark-end text:name="_Toc469988198"/></text:h>
      <text:p text:style-name="P8">На текущий момент можно выделить следующие общие требования:</text:p>
      <text:list xml:id="list233330189380386" text:continue-list="list2000412785" text:style-name="WWNum15">
        <text:list-item>
          <text:p text:style-name="P71">операционная система <text:span text:style-name="T38">семейства Linux под архитектуру amd64</text:span>;</text:p>
        </text:list-item>
        <text:list-item>
          <text:p text:style-name="P71"><text:span text:style-name="T38">пакетный менеджер ОС должен поддерживать работы с пакетами формата dpkg</text:span>.</text:p>
        </text:list-item>
      </text:list>
      <text:p text:style-name="P9">В <text:span text:style-name="T40">качестве</text:span> тестов<text:span text:style-name="T40">ого</text:span> стенд<text:span text:style-name="T40">а будет использоваться виртуальная машина с ОС Ubuntu версии 18.04</text:span>.</text:p>
      <text:p text:style-name="P9">Дополнительные требования <text:span text:style-name="T39">могут быть выявлены в ходе инсталляции программы</text:span>.</text:p>
      <text:p text:style-name="P8"/>
      <text:h text:style-name="P33" text:outline-level="1"><text:bookmark-start text:name="__RefHeading___Toc8690_2589485794"/><text:bookmark-start text:name="_Toc469988199"/>8 Инфраструктурное обеспечение<text:bookmark-end text:name="__RefHeading___Toc8690_2589485794"/><text:bookmark-end text:name="_Toc469988199"/></text:h>
      <text:p text:style-name="P10">При выполнении <text:span text:style-name="T41">тестирования для фиксации выявленных дефектов, а также публикации документации используется публичный репозиторий </text:span><text:a xlink:type="simple" xlink:href="https://github.com/trofimovelijah/voshodtest" text:style-name="Internet_20_link" text:visited-style-name="Visited_20_Internet_20_Link"><text:span text:style-name="T41">https://github.com/trofimovelijah/voshodtest</text:span></text:a><text:span text:style-name="T41">. </text:span></text:p>
      <text:p text:style-name="P8"/>
      <text:h text:style-name="P33" text:outline-level="1"><text:bookmark-start text:name="__RefHeading___Toc8692_2589485794"/><text:bookmark-start text:name="_Toc469988200"/><text:soft-page-break/>9 Требования к численности и квалификации персонала<text:bookmark-end text:name="__RefHeading___Toc8692_2589485794"/><text:bookmark-end text:name="_Toc469988200"/></text:h>
      <text:p text:style-name="P21"><text:span text:style-name="T5">Специалист, претендующий на должность «Ведущий специалист по функциональному тестированию». Требования к указанной должности </text:span><text:span text:style-name="T7">приведены</text:span><text:span text:style-name="T5"> в описании вакансии.</text:span></text:p>
      <text:p text:style-name="P8"/>
      <text:h text:style-name="P33" text:outline-level="1"><text:bookmark-start text:name="__RefHeading___Toc8694_2589485794"/><text:bookmark-start text:name="_Toc469988201"/>10 Критерии начала и окончания проведения тестирования<text:bookmark-end text:name="__RefHeading___Toc8694_2589485794"/><text:bookmark-end text:name="_Toc469988201"/></text:h>
      <text:h text:style-name="P35" text:outline-level="3">10.1 Критерии начала проведения тестирования</text:h>
      <text:list xml:id="list233329789711036" text:continue-list="list3150769157" text:style-name="WWNum22">
        <text:list-item>
          <text:p text:style-name="P73">Тестирование начинается в ходе ознакомления тестировщиком с присланной ему документацией. <text:span text:style-name="T42">После чего специалист приступает к развёртыванию тестового окружения</text:span> <text:span text:style-name="T42">и начинает разрабатывать тестовые сценарии.</text:span></text:p>
        </text:list-item>
      </text:list>
      <text:p text:style-name="P26"/>
      <text:h text:style-name="P35" text:outline-level="3">10.2 Критерии окончания проведения тестирования</text:h>
      <text:list xml:id="list233329802651520" text:continue-numbering="true" text:style-name="WWNum22">
        <text:list-item>
          <text:p text:style-name="P2">Отталкиваясь от одного из фундаментальных принципов тестирования, что избыточное тестирование невозможно, необходимо чётко обозначить критерии окончания проведения работ.</text:p>
        </text:list-item>
        <text:list-item>
          <text:p text:style-name="P2">В случае, когда в ходе проведения тестирования, обнаружива<text:span text:style-name="T43">е</text:span>тся <text:span text:style-name="T43">дефект</text:span> с приоритезацией «Блокирующая» <text:span text:style-name="T42">(функциональные возможности проверять далее не представляется возможным по причине неисправности программы)</text:span>, работа приостанавливается. <text:span text:style-name="T43">В случае отсутствия блокирующего дефекта тестирование завершается после окончания запуска всех разработанных тестовых сценариев.</text:span></text:p>
        </text:list-item>
        <text:list-item>
          <text:p text:style-name="P74"><text:span text:style-name="T8">По р</text:span><text:span text:style-name="T5">езультат</text:span><text:span text:style-name="T8">у</text:span><text:span text:style-name="T5"> </text:span><text:span text:style-name="T8">проведения</text:span><text:span text:style-name="T5"> тестирования </text:span><text:span text:style-name="T8">формируется отчёт</text:span><text:span text:style-name="T5">.</text:span><text:bookmark-start text:name="_Toc467484889"/></text:p>
        </text:list-item>
      </text:list>
      <text:h text:style-name="P31" text:outline-level="1"><text:bookmark-start text:name="__RefHeading___Toc8696_2589485794"/><text:bookmark-start text:name="_Toc469988202"/>ЗАКЛЮЧЕНИЕ<text:bookmark-end text:name="__RefHeading___Toc8696_2589485794"/><text:bookmark-end text:name="_Toc469988202"/></text:h>
      <text:list xml:id="list233330431821833" text:continue-numbering="true" text:style-name="WWNum22">
        <text:list-item>
          <text:p text:style-name="P2"><text:change text:change-id="ct94797361017296"/></text:p>
        </text:list-item>
      </text:list>
      <text:p text:style-name="P51"/>
      <text:h text:style-name="P31" text:outline-level="1"><text:bookmark-start text:name="__RefHeading___Toc8698_2589485794"/><text:bookmark-start text:name="_Toc469988203"/>СПИСОК ИСПОЛЬЗОВАННЫХ ИСТОЧНИКОВ<text:bookmark-end text:name="__RefHeading___Toc8698_2589485794"/><text:bookmark-end text:name="_Toc469988203"/></text:h>
      <text:p text:style-name="P5"><text:span text:style-name="T5">1. </text:span><text:span text:style-name="T16">ГОСТ Р ИСО/МЭК 25010-2015</text:span><text:span text:style-name="T5">. Информационные технологии. Системная и программная инженерия. Требования и оценка качества систем и программного обеспечения (SQuaRE). Модели качества систем и программных продуктов [Текст]. — Введ. 2015-05-29. – М.: Изд-во стандартов, 2015. – 36 с.</text:span></text:p>
      <text:p text:style-name="P5"><text:span text:style-name="T9">2</text:span><text:span text:style-name="T5">. Стандартный глоссарий терминов, используемых в тестировании программного обеспечения. Версия 2.3 (от 9 июля 2014 года) [Электронный ресурс].​ — </text:span><text:span text:style-name="T12">Bangalore</text:span><text:span text:style-name="T5">: </text:span><text:span text:style-name="T12">International</text:span><text:span text:style-name="T5"> </text:span><text:span text:style-name="T12">Software</text:span><text:span text:style-name="T5"> </text:span><text:span text:style-name="T12">Testing</text:span><text:span text:style-name="T5"> </text:span><text:span text:style-name="T12">Qualification</text:span><text:span text:style-name="T5"> </text:span><text:span text:style-name="T12">Board</text:span><text:span text:style-name="T5"> , 2014.—73 с. – Режим доступа: </text:span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http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:/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www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org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fileadmi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user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upload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edaktio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u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downloads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I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Glossary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ussia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v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2.3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pdfhttp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:/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www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org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fileadmi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user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upload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edaktio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u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downloads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/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ISTQB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Glossary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Russian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_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v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5">2.3.</text:span></text:span></text:a><text:a xlink:type="simple" xlink:href="http://www.rstqb.org/fileadmin/user_upload/redaktion/rstqb_ru/downloads/ISTQB_Glossary_Russian_v2.3.pdfhttp:/www.rstqb.org/fileadmin/user_upload/redaktion/rstqb_ru/downloads/ISTQB_Glossary_Russian_v2.3.pdf" text:style-name="ListLabel_20_111" text:visited-style-name="ListLabel_20_111"><text:span text:style-name="Internet_20_link"><text:span text:style-name="T12">pdf</text:span></text:span></text:a><text:span text:style-name="T5">, свободный. – Загл. с экрана.</text:span><text:bookmark-end text:name="_Toc467484889"/></text:p>
      <text:p text:style-name="P55">3. Документ Приложение ФЛК.do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Текст1" style:family="paragraph" style:parent-style-name="Standard" style:default-outline-level="">
      <style:paragraph-properties fo:margin-top="0cm" fo:margin-bottom="0cm" loext:contextual-spacing="false" fo:line-height="100%" fo:orphans="0" fo:widows="0" fo:hyphenation-ladder-count="no-limit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text-transform="uppercase" fo:color="#00000a" style:font-name="Arial" fo:font-family="Arial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loext:contextual-spacing="false" fo:line-height="100%" fo:orphans="0" fo:widows="0" fo:keep-with-next="always"/>
      <style:text-properties fo:color="#00000a" style:font-name="Liberation Serif" fo:font-family="'Liberation Serif'" style:font-family-generic="roman" style:font-pitch="variable" fo:font-size="14pt" fo:language="en" fo:country="US" fo:font-weight="bold" style:font-name-asian="WenQuanYi Zen Hei Sharp" style:font-family-asian="'WenQuanYi Zen Hei Sharp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8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6.28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10.09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3.90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8:32:38.962413571</meta:creation-date>
    <dc:date>2019-10-08T23:33:29.480477018</dc:date>
    <meta:editing-duration>PT5H31M32S</meta:editing-duration>
    <meta:editing-cycles>47</meta:editing-cycles>
    <meta:generator>LibreOffice/6.0.7.3$Linux_X86_64 LibreOffice_project/00m0$Build-3</meta:generator>
    <meta:document-statistic meta:table-count="3" meta:image-count="0" meta:object-count="0" meta:page-count="13" meta:paragraph-count="127" meta:word-count="1225" meta:character-count="10697" meta:non-whitespace-character-count="9252"/>
  </office:meta>
</office:document-meta>
</file>